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ac43" officeooo:paragraph-rsid="000bac43"/>
    </style:style>
    <style:style style:name="P2" style:family="paragraph" style:parent-style-name="Standard">
      <style:text-properties officeooo:rsid="000bac43" officeooo:paragraph-rsid="000c1edf"/>
    </style:style>
    <style:style style:name="P3" style:family="paragraph" style:parent-style-name="Standard">
      <style:text-properties officeooo:rsid="000c1edf" officeooo:paragraph-rsid="000c1edf"/>
    </style:style>
    <style:style style:name="P4" style:family="paragraph" style:parent-style-name="Standard">
      <style:paragraph-properties>
        <style:tab-stops>
          <style:tab-stop style:position="9.631cm"/>
        </style:tab-stops>
      </style:paragraph-properties>
      <style:text-properties officeooo:rsid="000c1edf" officeooo:paragraph-rsid="000c1edf"/>
    </style:style>
    <style:style style:name="P5" style:family="paragraph" style:parent-style-name="Standard">
      <style:paragraph-properties>
        <style:tab-stops>
          <style:tab-stop style:position="1.27cm"/>
          <style:tab-stop style:position="9.631cm"/>
        </style:tab-stops>
      </style:paragraph-properties>
      <style:text-properties officeooo:rsid="000c1edf" officeooo:paragraph-rsid="000c1edf"/>
    </style:style>
    <style:style style:name="P6" style:family="paragraph" style:parent-style-name="Standard">
      <style:text-properties officeooo:rsid="000d3b8e" officeooo:paragraph-rsid="000d3b8e"/>
    </style:style>
    <style:style style:name="P7" style:family="paragraph" style:parent-style-name="Standard">
      <style:text-properties officeooo:rsid="000e287b" officeooo:paragraph-rsid="000e287b"/>
    </style:style>
    <style:style style:name="P8" style:family="paragraph" style:parent-style-name="Standard">
      <style:text-properties officeooo:rsid="000e287b" officeooo:paragraph-rsid="000fe4e9"/>
    </style:style>
    <style:style style:name="T1" style:family="text">
      <style:text-properties officeooo:rsid="000c1e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3b8e"/>
    </style:style>
    <style:style style:name="T4" style:family="text">
      <style:text-properties officeooo:rsid="000e287b"/>
    </style:style>
    <style:style style:name="T5" style:family="text">
      <style:text-properties officeooo:rsid="000fe4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13 Nov 2019 – 20191113</text:p>
      <text:p text:style-name="P1"/>
      <text:p text:style-name="P1">Today, I tested the new CROC test board (“NEW”) which has 2 50-pin connectors to directly connect to BEB. I also did a comparison between the previous board (with the CROC_to_BEB board), which I call “OLD”, and the new one for the RC time constant after the clamp.</text:p>
      <text:p text:style-name="P1"/>
      <text:p text:style-name="P1">Setup:</text:p>
      <text:p text:style-name="P1">FPGA→HSMC cable → BEB3 (#1) +external power supply→ NEW / OLD CROC test board</text:p>
      <text:p text:style-name="P1"/>
      <text:p text:style-name="P1">→ FPGA:</text:p>
      <text:p text:style-name="P1"><text:tab/>no external trigger from the generator is needed</text:p>
      <text:p text:style-name="P1"><text:tab/>the SMA out will provide trigger to the generator for the input signal that will be used. </text:p>
      <text:p text:style-name="P1"/>
      <text:p text:style-name="P1">→ BEB</text:p>
      <text:p text:style-name="P1"># OLD Power supply consumption</text:p>
      <text:p text:style-name="P1"><text:tab/>+12V → ~<text:span text:style-name="T2">0.190 A</text:span></text:p>
      <text:p text:style-name="P1"><text:tab/>-5 V → ~0.022 A </text:p>
      <text:p text:style-name="P1"><text:tab/>+3.3 V→0.01 A</text:p>
      <text:p text:style-name="P1"># NEW Power supply consumption</text:p>
      <text:p text:style-name="P1"><text:tab/>+12 V → ~<text:span text:style-name="T2">0.370 A</text:span> <text:tab/><text:span text:style-name="T1">This is a real important thing that needs to be noticed.</text:span></text:p>
      <text:p text:style-name="P1"><text:tab/>-5 V → ~0.022 A</text:p>
      <text:p text:style-name="P1"><text:tab/>+3.3 V → 0.02 A</text:p>
      <text:p text:style-name="P2"/>
      <text:p text:style-name="P2">→ Version 2 software and firmware for all the tests</text:p>
      <text:p text:style-name="P2"/>
      <text:p text:style-name="P3">→ LabView:</text:p>
      <text:p text:style-name="P3"><text:tab/>* Gain(6-bit) &amp; CF1 are used</text:p>
      <text:p text:style-name="P3"><text:tab/>* Transparent mode &amp; DSI are used</text:p>
      <text:p text:style-name="P3"><text:tab/>Offset=120</text:p>
      <text:p text:style-name="P3"><text:tab/>POL=POLIB=127</text:p>
      <text:p text:style-name="P3"><text:tab/>NEN, V0 always ON</text:p>
      <text:p text:style-name="P3"/>
      <text:p text:style-name="P3">→ <text:span text:style-name="T3">Generator:<text:tab/></text:span></text:p>
      <text:p text:style-name="P3"><text:tab/><text:span text:style-name="T3">Pulse</text:span></text:p>
      <text:p text:style-name="P3"><text:tab/><text:span text:style-name="T3">Frequency = 50kHz</text:span></text:p>
      <text:p text:style-name="P3"><text:tab/><text:span text:style-name="T3">Delay = 10.3μs</text:span></text:p>
      <text:p text:style-name="P3"><text:tab/><text:span text:style-name="T3">Low = 0mV</text:span></text:p>
      <text:p text:style-name="P3"><text:tab/><text:span text:style-name="T3">High = 50mV</text:span></text:p>
      <text:p text:style-name="P3"><text:tab/><text:span text:style-name="T3">Width = 8μs</text:span></text:p>
      <text:p text:style-name="P3"><text:tab/><text:span text:style-name="T3">L 2.50ns, T 2.50ns</text:span></text:p>
      <text:p text:style-name="P3"><text:tab/><text:span text:style-name="T3">Cycle: 1-Cycle</text:span></text:p>
      <text:p text:style-name="P3"><text:tab/><text:span text:style-name="T3">Trig Delay 0.0ns</text:span></text:p>
      <text:p text:style-name="P3"><text:tab/><text:span text:style-name="T3">Slope Positive</text:span></text:p>
      <text:p text:style-name="P3"><text:tab/>* <text:span text:style-name="T3">external trigger from the SMAout of the FPGA</text:span></text:p>
      <text:p text:style-name="P3"><text:tab/><text:span text:style-name="T4">Attenuator = 25</text:span></text:p>
      <text:p text:style-name="P3"><text:tab/><text:span text:style-name="T4">Generator_Ch2out → Attenuator in → Attenuator out → directly to CROC in with BNC_to_SMA cable.</text:span></text:p>
      <text:p text:style-name="P3"><text:tab/>→<text:span text:style-name="T4"> This should give a signal of ~2.8mV. Yet, when I measure with the oscilloscope I see a signal of ~5.7mV.</text:span></text:p>
      <text:p text:style-name="P3"/>
      <text:p text:style-name="P3"><text:tab/></text:p>
      <text:p text:style-name="P3"/>
      <text:p text:style-name="P7"><text:soft-page-break/>Oscilloscope: </text:p>
      <text:p text:style-name="P7"><text:tab/>light blue → CROC out Channel 0</text:p>
      <text:p text:style-name="P7"><text:tab/>orange → conversion pulse (width ~720ns)</text:p>
      <text:p text:style-name="P7"><text:tab/>purple → SMA out from FPGA</text:p>
      <text:p text:style-name="P7"/>
      <text:p text:style-name="P3">TEST #1: RC time constant with only one clamp in TS1</text:p>
      <text:p text:style-name="P3"><text:tab/><text:span text:style-name="T4">Transparent mode</text:span></text:p>
      <text:p text:style-name="P3"><text:tab/>→ TS1 = 1</text:p>
      <text:p text:style-name="P3"><text:tab/>→ TS2 = 15 000</text:p>
      <text:p text:style-name="P3"><text:tab/>→ single conversion for each TS2</text:p>
      <text:p text:style-name="P3"><text:tab/>→ sampling period = 20.52 μs (SCR03)</text:p>
      <text:p text:style-name="P3"/>
      <text:p text:style-name="P3"><text:tab/>OLD board, gain=15 (SCR02) full time decay</text:p>
      <text:p text:style-name="P3"><text:tab/>NEW board, gain=15 (SCR04) full time decay</text:p>
      <text:p text:style-name="P3"/>
      <text:p text:style-name="P3"><text:tab/>There are data with the LabView for gain=15, 63 and CF1 to analyze.<text:line-break/></text:p>
      <text:p text:style-name="P4">TEST #2: NEW board, input signal, clamp for every TS2</text:p>
      <text:p text:style-name="P5"><text:tab/><text:span text:style-name="T4">Transparent mode</text:span></text:p>
      <text:p text:style-name="P3"><text:tab/>→<text:span text:style-name="T3"> TS1=1</text:span></text:p>
      <text:p text:style-name="P3"><text:tab/>→<text:span text:style-name="T3"> TS2=15 000</text:span></text:p>
      <text:p text:style-name="P3"><text:tab/>→<text:span text:style-name="T3"> TS2 has 6 conversions</text:span></text:p>
      <text:p text:style-name="P3"><text:tab/><text:span text:style-name="T3">I have added a delay of about 100 μs between TS2 measurements</text:span></text:p>
      <text:p text:style-name="P3"><text:tab/>→<text:span text:style-name="T3"> gain=15 </text:span></text:p>
      <text:p text:style-name="P3"><text:tab/><text:span text:style-name="T3">images from full decay scale to 2 periods: SCR05, 06, 07, 08 </text:span></text:p>
      <text:p text:style-name="P3"/>
      <text:p text:style-name="P3"/>
      <text:p text:style-name="P6">TEST #3: Like test #2 but I have removed the ~100μs delay. </text:p>
      <text:p text:style-name="P6"><text:tab/><text:span text:style-name="T4">Transparent mode</text:span></text:p>
      <text:p text:style-name="P6"><text:tab/>→ TS1=1</text:p>
      <text:p text:style-name="P6"><text:tab/>→ TS2 has 6 conversions</text:p>
      <text:p text:style-name="P6"><text:tab/>→ TS2 period = 20.55 μs</text:p>
      <text:p text:style-name="P6"><text:tab/>gain=15 → SCR11</text:p>
      <text:p text:style-name="P6"><text:tab/>gain=63 → SCR12</text:p>
      <text:p text:style-name="P6"><text:tab/>CF1 → SCR13</text:p>
      <text:p text:style-name="P6"><text:tab/>@ in gain mode the clamp is visible in the CROC out signal. On the contrary, in CF1 there is nothing.</text:p>
      <text:p text:style-name="P6"/>
      <text:p text:style-name="P7">TEST #4: DSI mode</text:p>
      <text:p text:style-name="P7"><text:tab/><text:span text:style-name="T5">Gain=35, RC=6</text:span></text:p>
      <text:p text:style-name="P7"/>
      <text:p text:style-name="P8"><text:tab/><text:span text:style-name="T5">CF1 &amp; input signal →SCR14 : RD goes UP, RU goes UP</text:span></text:p>
      <text:p text:style-name="P8"><text:tab/><text:span text:style-name="T5">Gain &amp; input signal → SCR15: RD goes DOWN, RU goes UP</text:span></text:p>
      <text:p text:style-name="P7"><text:tab/>→<text:span text:style-name="T5"> I do not understand why there is this difference</text:span></text:p>
      <text:p text:style-name="P7"/>
      <text:p text:style-name="P7"><text:tab/><text:span text:style-name="T5">CF1 &amp; no input → SCR16: RD up, RU down</text:span></text:p>
      <text:p text:style-name="P7"><text:tab/><text:span text:style-name="T5">Gain &amp; no input → SCR17: RD down, RU up</text:span></text:p>
      <text:p text:style-name="P7"><text:tab/>→<text:span text:style-name="T5"> Again I do not understand why there is difference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5:52:14.873654735</meta:creation-date>
    <dc:date>2019-11-13T16:37:55.986964113</dc:date>
    <meta:editing-duration>PT22M39S</meta:editing-duration>
    <meta:editing-cycles>3</meta:editing-cycles>
    <meta:generator>LibreOffice/6.1.4.2$MacOSX_X86_64 LibreOffice_project/9d0f32d1f0b509096fd65e0d4bec26ddd1938fd3</meta:generator>
    <meta:document-statistic meta:table-count="0" meta:image-count="0" meta:object-count="0" meta:page-count="2" meta:paragraph-count="77" meta:word-count="510" meta:character-count="2605" meta:non-whitespace-character-count="2100"/>
  </office:meta>
</office:document-meta>
</file>